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center" style:justify-single-word="false"/>
      <style:text-properties fo:color="#ff0000" loext:opacity="100%" fo:font-size="18pt" fo:font-style="italic" style:text-underline-style="solid" style:text-underline-width="auto" style:text-underline-color="font-color" officeooo:rsid="000626c1" officeooo:paragraph-rsid="000626c1" style:font-size-asian="18pt" style:font-style-asian="italic" style:font-size-complex="18pt" style:font-style-complex="italic"/>
    </style:style>
    <style:style style:name="P2" style:family="paragraph" style:parent-style-name="Heading_20_4">
      <style:text-properties officeooo:rsid="000626c1" officeooo:paragraph-rsid="000626c1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Architecture logiciel</text:h>
      <text:h text:style-name="P2" text:outline-level="4">Je choisis l’architecture mvc pour mon projet</text:h>
      <text:h text:style-name="Heading_20_4" text:outline-level="4">1. <text:span text:style-name="Strong_20_Emphasis">Modèle </text:span>: Gestion des données et de la logique métier</text:h>
      <text:list text:style-name="L1">
        <text:list-item>
          <text:p text:style-name="P3"><text:span text:style-name="Strong_20_Emphasis">Composants du Modèle</text:span> : </text:p>
          <text:list>
            <text:list-item>
              <text:p text:style-name="P3"><text:span text:style-name="Strong_20_Emphasis">Entités de données</text:span> : </text:p>
              <text:list>
                <text:list-item>
                  <text:p text:style-name="P3">NetworkDevice : Représente un appareil réseau (routeur, commutateur) avec des attributs comme l’IP, le statut, les métriques (latence, débit). </text:p>
                </text:list-item>
                <text:list-item>
                  <text:p text:style-name="P3">Alert : Représente une alerte ou notification (type d’alerte, seuil, timestamp). </text:p>
                </text:list-item>
                <text:list-item>
                  <text:p text:style-name="P3">Log : Représente une entrée de journal (timestamp, événement, appareil concerné). </text:p>
                </text:list-item>
                <text:list-item>
                  <text:p text:style-name="P3">Configuration : Représente les paramètres de configuration d’un appareil (par exemple, règles de pare-feu, VLAN). </text:p>
                </text:list-item>
                <text:list-item>
                  <text:p text:style-name="P3">User : Représente un utilisateur avec son rôle (Administrateur réseau, Ingénieur réseau, etc.) et ses permissions. </text:p>
                </text:list-item>
              </text:list>
            </text:list-item>
            <text:list-item>
              <text:p text:style-name="P3"><text:span text:style-name="Strong_20_Emphasis">Logique métier</text:span> : </text:p>
              <text:list>
                <text:list-item>
                  <text:p text:style-name="P3">Gestion des alertes : Détecter une anomalie (par exemple, un débit réseau dépassant un seuil) et générer une alerte. </text:p>
                </text:list-item>
                <text:list-item>
                  <text:p text:style-name="P3">Analyse des performances : Calculer des métriques comme la latence moyenne ou le taux d’erreur. </text:p>
                </text:list-item>
                <text:list-item>
                  <text:p text:style-name="P3">Stockage des logs : Enregistrer les événements réseau dans une base de données. </text:p>
                </text:list-item>
                <text:list-item>
                  <text:p text:style-name="P3">Gestion des configurations : Synchroniser les paramètres entre les appareils. </text:p>
                </text:list-item>
                <text:list-item>
                  <text:p text:style-name="P3">Authentification : Vérifier les identifiants via OAuth2 ou LDAP. </text:p>
                </text:list-item>
              </text:list>
            </text:list-item>
            <text:list-item>
              <text:p text:style-name="P3"><text:span text:style-name="Strong_20_Emphasis">Sources de données</text:span> : </text:p>
              <text:list>
                <text:list-item>
                  <text:p text:style-name="P3">Base de données relationnelle (pMySQL ou PostgreSQL) pour stocker les logs, les configurations et les utilisateurs. </text:p>
                </text:list-item>
                <text:list-item>
                  <text:p text:style-name="P4">Systèmes externes comme SNMP pour collecter les métriques des appareils réseau. </text:p>
                </text:list-item>
              </text:list>
            </text:list-item>
          </text:list>
        </text:list-item>
      </text:list>
      <text:h text:style-name="Heading_20_4" text:outline-level="4">2. <text:span text:style-name="Strong_20_Emphasis">Vue </text:span><text:s/>: Interface utilisateur</text:h>
      <text:list text:style-name="L2">
        <text:list-item>
          <text:p text:style-name="P5"><text:span text:style-name="Strong_20_Emphasis">Composants de la Vue</text:span> : </text:p>
          <text:list>
            <text:list-item>
              <text:p text:style-name="P5"><text:span text:style-name="Strong_20_Emphasis">Tableau de bord de supervision</text:span> : </text:p>
              <text:list>
                <text:list-item>
                  <text:p text:style-name="P5">Affichage en temps réel des métriques réseau (graphiques de latence, débit, etc.). </text:p>
                </text:list-item>
                <text:list-item>
                  <text:p text:style-name="P5">Liste des alertes actives avec des options pour les marquer comme résolues. </text:p>
                </text:list-item>
              </text:list>
            </text:list-item>
            <text:list-item>
              <text:p text:style-name="P5"><text:span text:style-name="Strong_20_Emphasis">Section des rapports</text:span> : </text:p>
              <text:list>
                <text:list-item>
                  <text:p text:style-name="P5">Interface pour générer et visualiser des rapports (par exemple, un rapport sur les performances réseau sur une semaine). </text:p>
                </text:list-item>
                <text:list-item>
                  <text:p text:style-name="P5">Filtres pour sélectionner une période ou un appareil spécifique. </text:p>
                </text:list-item>
              </text:list>
            </text:list-item>
            <text:list-item>
              <text:p text:style-name="P5"><text:span text:style-name="Strong_20_Emphasis">Gestion des configurations</text:span> : </text:p>
              <text:list>
                <text:list-item>
                  <text:p text:style-name="P5">Formulaire pour modifier les paramètres d’un appareil (par exemple, ajouter une règle de pare-feu). </text:p>
                </text:list-item>
                <text:list-item>
                  <text:p text:style-name="P5">Liste des configurations actuelles avec un bouton pour synchroniser. </text:p>
                </text:list-item>
              </text:list>
            </text:list-item>
            <text:list-item>
              <text:p text:style-name="P5"><text:soft-page-break/><text:span text:style-name="Strong_20_Emphasis">Sécurité et authentification</text:span> : </text:p>
              <text:list>
                <text:list-item>
                  <text:p text:style-name="P5">Page de connexion avec support pour OAuth2/LDAP. </text:p>
                </text:list-item>
                <text:list-item>
                  <text:p text:style-name="P5">Interface pour gérer les rôles et les accès (par exemple, ajouter un nouvel utilisateur avec un rôle spécifique). </text:p>
                </text:list-item>
              </text:list>
            </text:list-item>
            <text:list-item>
              <text:p text:style-name="P5"><text:span text:style-name="Strong_20_Emphasis">Technologies suggérées</text:span> : </text:p>
              <text:list>
                <text:list-item>
                  <text:p text:style-name="P5">Framework front-end comme React, Angular ou Vue.js pour une interface dynamique. </text:p>
                </text:list-item>
                <text:list-item>
                  <text:p text:style-name="P6">Bibliothèques de visualisation comme Chart.js ou D3.js pour les graphiques de performance. </text:p>
                </text:list-item>
              </text:list>
            </text:list-item>
          </text:list>
        </text:list-item>
      </text:list>
      <text:h text:style-name="Heading_20_4" text:outline-level="4">3. <text:span text:style-name="Strong_20_Emphasis">Contrôleur (Controller)</text:span> : Gestion des interactions</text:h>
      <text:list text:style-name="L3">
        <text:list-item>
          <text:p text:style-name="P7"><text:span text:style-name="Strong_20_Emphasis">Composants du Contrôleur</text:span> : </text:p>
          <text:list>
            <text:list-item>
              <text:p text:style-name="P7"><text:span text:style-name="Strong_20_Emphasis">Supervision du réseau</text:span> : </text:p>
              <text:list>
                <text:list-item>
                  <text:p text:style-name="P7">MonitorController : Récupère les métriques en temps réel du Modèle et les envoie à la Vue pour affichage. </text:p>
                </text:list-item>
                <text:list-item>
                  <text:p text:style-name="P7">AlertController : Gère les alertes (détection, notification, mise à jour du statut). </text:p>
                </text:list-item>
              </text:list>
            </text:list-item>
            <text:list-item>
              <text:p text:style-name="P7"><text:span text:style-name="Strong_20_Emphasis">Journalisation et rapports</text:span> : </text:p>
              <text:list>
                <text:list-item>
                  <text:p text:style-name="P7">LogController : Récupère les logs du Modèle et les envoie à la Vue pour analyse. </text:p>
                </text:list-item>
                <text:list-item>
                  <text:p text:style-name="P7">ReportController : Gère la génération de rapports (par exemple, collecte des données sur une période donnée et création d’un PDF). </text:p>
                </text:list-item>
              </text:list>
            </text:list-item>
            <text:list-item>
              <text:p text:style-name="P7"><text:span text:style-name="Strong_20_Emphasis">Gestion des configurations</text:span> : </text:p>
              <text:list>
                <text:list-item>
                  <text:p text:style-name="P7">ConfigController : Gère les modifications de configuration (validation des paramètres, synchronisation avec les appareils). </text:p>
                </text:list-item>
              </text:list>
            </text:list-item>
            <text:list-item>
              <text:p text:style-name="P7"><text:span text:style-name="Strong_20_Emphasis">Sécurité et authentification</text:span> : </text:p>
              <text:list>
                <text:list-item>
                  <text:p text:style-name="P7">AuthController : Gère l’authentification (connexion via OAuth2/LDAP, génération de tokens). </text:p>
                </text:list-item>
                <text:list-item>
                  <text:p text:style-name="P7">AccessController : Gère les permissions (vérifie si un utilisateur a le droit d’accéder à une fonctionnalité). </text:p>
                </text:list-item>
              </text:list>
            </text:list-item>
            <text:list-item>
              <text:p text:style-name="P7"><text:span text:style-name="Strong_20_Emphasis">Exemple de flux</text:span> : </text:p>
              <text:list>
                <text:list-item>
                  <text:p text:style-name="P7">Un Administrateur réseau clique sur "Générer un rapport" dans la Vue. </text:p>
                </text:list-item>
                <text:list-item>
                  <text:p text:style-name="P8">Le ReportController reçoit la requête, demande au Modèle de collecter les données sur la période spécifiée, puis renvoie un rapport à la Vue pour affichage. 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09:53:01.687283825</meta:creation-date>
    <meta:generator>LibreOffice/24.8.5.2$Linux_X86_64 LibreOffice_project/480$Build-2</meta:generator>
    <dc:date>2025-03-28T09:58:53.182367492</dc:date>
    <meta:editing-duration>PT5M51S</meta:editing-duration>
    <meta:editing-cycles>1</meta:editing-cycles>
    <meta:document-statistic meta:table-count="0" meta:image-count="0" meta:object-count="0" meta:page-count="2" meta:paragraph-count="52" meta:word-count="572" meta:character-count="3629" meta:non-whitespace-character-count="3108"/>
  </office:meta>
</office:document-meta>
</file>